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Document.output( Out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Document.setLocation( int objidx , int pos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Document.isEncodingOnTheF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applyEncryption( AbstractPDF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Document.hasDestin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addTrailerObject( PDF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Document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setFilter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registerObject( PDF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Document.findPattern( PDFPattern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outputHeader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DFDocument.resolve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Document.getXObjec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findLaunch( PDFLaunch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addObject( PDFObject obj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PDFDocument.findDestination( PDFDestination compa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Document.get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getPDF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getFon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findGState( PDFGState wanted , PDFGState cur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DFDocument.addDestination( PDFDestination destin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Document.findLink( PDFLink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PDFDocument( String pr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Document.getWriterFor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Document.getD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outputTrailer( OutputStream strea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DFDocument.findShading( PDFShading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findFileSpec( PDFFileSpec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get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findGoTo( PDFGoTo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setCreation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findFont( String fo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setProducer( String produc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getPDFVersion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Document.assignObjectNumber( PDF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DFDocument.getPDF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outputXref( Out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DFDocument.getOutlineR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Document.getIDEnt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DFDocument.getFil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getEncry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getDestination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Document.findPDFObject( List list , PDFObject compa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Document.setCreator( String cre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addFormXObject( PDFResourceContext res , PDFStream cont , PDFReference formres ,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DFDocument.encode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Document.isEncryption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setColorSpace( int theColor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findFunction( PDFFunction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get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get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findGoToRemote( PDFGoToRemote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addImage( PDFResourceContext res , PDFImage im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DFDocument.getImag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ocument.setEncryption( PDFEncryptionParam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